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MimeFileTypeMapTests.withAdditional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bleMimeFileTypeMapTests.againstDefaultConfigurationWith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bleMimeFileTypeMapTests.withCustomMappin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bleMimeFileTypeMapTests.agains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